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" style:family="paragraph" style:parent-style-name="Standard">
      <style:text-properties officeooo:rsid="00126e3b" officeooo:paragraph-rsid="00126e3b"/>
    </style:style>
    <style:style style:name="P3" style:family="paragraph" style:parent-style-name="Standard">
      <style:text-properties officeooo:rsid="0014060f" officeooo:paragraph-rsid="0014060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officeooo:rsid="00126e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Relacional</text:p>
      <text:p text:style-name="Standard"/>
      <text:p text:style-name="Standard">User(<text:span text:style-name="Tipo_20_de_20_letra_20_predefinido_20_do_20_parágrafo"><text:span text:style-name="T2">id</text:span></text:span>, username, first_name, last_name, password, biography, picture, is_private, created_at)</text:p>
      <text:p text:style-name="Standard"/>
      <text:p text:style-name="Standard">UK(username)</text:p>
      <text:p text:style-name="Standard">NN(username)</text:p>
      <text:p text:style-name="Standard">NN(first_name)</text:p>
      <text:p text:style-name="Standard">NN(last_name)</text:p>
      <text:p text:style-name="Standard">NN(password)</text:p>
      <text:p text:style-name="Standard">NN(picture)</text:p>
      <text:p text:style-name="Standard">NN(is_private)</text:p>
      <text:p text:style-name="Standard">NN(created_at)</text:p>
      <text:p text:style-name="Standard"/>
      <text:p text:style-name="Standard">FriendRequest(<text:span text:style-name="Tipo_20_de_20_letra_20_predefinido_20_do_20_parágrafo"><text:span text:style-name="T2">from_user_id, to_user_id,</text:span></text:span> status)</text:p>
      <text:p text:style-name="Standard"/>
      <text:p text:style-name="Standard">FK(from_user_id) → User</text:p>
      <text:p text:style-name="Standard">FK(to_user_id) → User</text:p>
      <text:p text:style-name="Standard">NN(status)</text:p>
      <text:p text:style-name="Standard"/>
      <text:p text:style-name="Standard">RI: status só pode ser Accepted, Rejected ou Pending</text:p>
      <text:p text:style-name="Standard"/>
      <text:p text:style-name="Standard">Friends(<text:span text:style-name="Tipo_20_de_20_letra_20_predefinido_20_do_20_parágrafo"><text:span text:style-name="T2">user_1, user_2</text:span></text:span>)</text:p>
      <text:p text:style-name="Standard"/>
      <text:p text:style-name="Standard">FK(user_1) → User</text:p>
      <text:p text:style-name="Standard">FK(user_2) → User</text:p>
      <text:p text:style-name="Standard">RI: user_1.id &lt; user_2.id</text:p>
      <text:p text:style-name="Standard">RI: user_1.id != user_2.idg</text:p>
      <text:p text:style-name="Standard"/>
      <text:p text:style-name="Standard"/>
      <text:p text:style-name="Standard">DirectMessage(<text:span text:style-name="Tipo_20_de_20_letra_20_predefinido_20_do_20_parágrafo"><text:span text:style-name="T2">id</text:span></text:span>, <text:span text:style-name="T3">sender, </text:span>receiver)</text:p>
      <text:p text:style-name="P2">FK(sender) → User</text:p>
      <text:p text:style-name="Standard">FK(receiver) -&gt; User</text:p>
      <text:p text:style-name="Standard">NN(receiver)</text:p>
      <text:p text:style-name="P2">NN(sender)</text:p>
      <text:p text:style-name="Standard"/>
      <text:p text:style-name="Standard"/>
      <text:p text:style-name="Standard">Content(<text:span text:style-name="Tipo_20_de_20_letra_20_predefinido_20_do_20_parágrafo"><text:span text:style-name="T2">id</text:span></text:span>, created_at)</text:p>
      <text:p text:style-name="Standard"/>
      <text:p text:style-name="Standard">ShortFormContent(<text:span text:style-name="Tipo_20_de_20_letra_20_predefinido_20_do_20_parágrafo"><text:span text:style-name="T2">id</text:span></text:span>)</text:p>
      <text:p text:style-name="Standard"/>
      <text:p text:style-name="Standard">FK(id) → Content</text:p>
      <text:p text:style-name="Standard"/>
      <text:p text:style-name="Standard">LongFormContent(<text:span text:style-name="Tipo_20_de_20_letra_20_predefinido_20_do_20_parágrafo"><text:span text:style-name="T2">id</text:span></text:span>)</text:p>
      <text:p text:style-name="Standard">FK(id) → Content</text:p>
      <text:p text:style-name="Standard"/>
      <text:p text:style-name="Standard">Comments(<text:span text:style-name="Tipo_20_de_20_letra_20_predefinido_20_do_20_parágrafo"><text:span text:style-name="T2">id, </text:span></text:span>content, long_form_content_id)</text:p>
      <text:p text:style-name="Standard">FK(long_form_content_id) → LongFormContent</text:p>
      <text:p text:style-name="Standard">NN(content)</text:p>
      <text:p text:style-name="Standard">NN(long_form_content)</text:p>
      <text:p text:style-name="Standard"><text:soft-page-break/></text:p>
      <text:p text:style-name="Standard"/>
      <text:p text:style-name="Standard">Stories(<text:span text:style-name="Tipo_20_de_20_letra_20_predefinido_20_do_20_parágrafo"><text:span text:style-name="T2">id</text:span></text:span>, file)</text:p>
      <text:p text:style-name="Standard"/>
      <text:p text:style-name="Standard">FK(id) → ShortFormContent</text:p>
      <text:p text:style-name="Standard">NN(file)</text:p>
      <text:p text:style-name="Standard"/>
      <text:p text:style-name="Standard">Notes(<text:span text:style-name="Tipo_20_de_20_letra_20_predefinido_20_do_20_parágrafo"><text:span text:style-name="T2">id</text:span></text:span>, content)</text:p>
      <text:p text:style-name="Standard"/>
      <text:p text:style-name="Standard">NN(content)</text:p>
      <text:p text:style-name="Standard">FK(id) → ShortFormContent</text:p>
      <text:p text:style-name="Standard"/>
      <text:p text:style-name="Standard">Incs(<text:span text:style-name="Tipo_20_de_20_letra_20_predefinido_20_do_20_parágrafo"><text:span text:style-name="T2">id,</text:span></text:span> content)</text:p>
      <text:p text:style-name="Standard"/>
      <text:p text:style-name="Standard">FK(id) → LongFormContent</text:p>
      <text:p text:style-name="Standard">NN(content)</text:p>
      <text:p text:style-name="Standard"/>
      <text:p text:style-name="Standard">Posts(<text:span text:style-name="Tipo_20_de_20_letra_20_predefinido_20_do_20_parágrafo"><text:span text:style-name="T2">id</text:span></text:span>, file, description)</text:p>
      <text:p text:style-name="Standard"/>
      <text:p text:style-name="Standard">FK(id) → LongFormContent</text:p>
      <text:p text:style-name="Standard">NN(file)</text:p>
      <text:p text:style-name="Standard">NN(description)</text:p>
      <text:p text:style-name="Standard"/>
      <text:p text:style-name="Standard">RI: O file só pode ser um vídeo ou imagem.</text:p>
      <text:p text:style-name="Standard"/>
      <text:p text:style-name="P2">WordleResult(<text:span text:style-name="T1">user_id, wordle_id</text:span>, guesses, status)</text:p>
      <text:p text:style-name="P2">NN(guesses)</text:p>
      <text:p text:style-name="P2">NN(status)</text:p>
      <text:p text:style-name="P2">FK(user_id) → User</text:p>
      <text:p text:style-name="P2">FK(wordle_id) → Wordle</text:p>
      <text:p text:style-name="P2">RI: guesses &gt;= 0</text:p>
      <text:p text:style-name="P2">RI: Status só pode ser success ou failure.</text:p>
      <text:p text:style-name="P2"/>
      <text:p text:style-name="P2">Wordle(<text:span text:style-name="T1">id</text:span>, date, word)</text:p>
      <text:p text:style-name="P2">NN(date)</text:p>
      <text:p text:style-name="P2">NN(word)</text:p>
      <text:p text:style-name="P2">FK(word) → Word</text:p>
      <text:p text:style-name="P2"/>
      <text:p text:style-name="P2">Word(<text:span text:style-name="T1">id</text:span>, text, length, difficulty)</text:p>
      <text:p text:style-name="P2">NN(text)</text:p>
      <text:p text:style-name="P2">NN(length)</text:p>
      <text:p text:style-name="P2">NN(difficulty)</text:p>
      <text:p text:style-name="P3">RI: Difficulty só pode ser easy, medium ou hard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Legenda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po_20_de_20_letra_20_predefinido_20_do_20_parágrafo" style:display-name="Tipo de letra predefinido do parágraf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6-02-09T09:15:00Z</meta:creation-date>
    <dc:date>2026-04-15T11:15:51.212079457</dc:date>
    <meta:editing-cycles>10</meta:editing-cycles>
    <meta:editing-duration>PT37M47S</meta:editing-duration>
    <meta:document-statistic meta:table-count="0" meta:image-count="0" meta:object-count="0" meta:page-count="2" meta:paragraph-count="64" meta:word-count="167" meta:character-count="1388" meta:non-whitespace-character-count="1285"/>
    <meta:template xlink:type="simple" xlink:actuate="onRequest" xlink:title="" xlink:href="Normal.dotm"/>
  </office:meta>
</office:document-meta>
</file>